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2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co1" style:family="table-column">
      <style:table-column-properties style:column-width="6.893cm" style:use-optimal-column-width="false"/>
    </style:style>
    <style:style style:name="co2" style:family="table-column">
      <style:table-column-properties style:column-width="4.041cm" style:use-optimal-column-width="false"/>
    </style:style>
    <style:style style:name="co3" style:family="table-column">
      <style:table-column-properties style:column-width="15.182cm" style:use-optimal-column-width="false"/>
    </style:style>
    <style:style style:name="ro1" style:family="table-row">
      <style:table-row-properties style:row-height="-0.648cm"/>
    </style:style>
    <style:style style:name="ro2" style:family="table-row">
      <style:table-row-properties style:row-height="2.55cm"/>
    </style:style>
    <style:style style:name="ro3" style:family="table-row">
      <style:table-row-properties style:row-height="1.738cm"/>
    </style:style>
    <style:style style:name="ro4" style:family="table-row">
      <style:table-row-properties style:row-height="0.6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3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 text:start-value="2">
        <style:list-level-properties/>
        <style:text-properties style:use-window-font-color="true" fo:font-size="100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ongo DB<text:tab/>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ucture and Features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 MongoDB on Ubuntu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Import the public key used by the package manage systems</text:p>
                <text:p><text:span text:style-name="T1">sudo apt-key adv --keyserver hkp://keyserver.ubuntu.com:80 --recv 9DA31620334BD75D9DCB49F368818C72E52529D4</text:span></text:p>
              </text:list-item>
              <text:list-item>
                <text:p><text:s/>Create a list file for MongoDB</text:p>
                <text:p><text:span text:style-name="T1">echo "deb [ arch=amd64 ] https://repo.mongodb.org/apt/ubuntu bionic/mongodb-org/4.0 multiverse" | sudo tee /etc/apt/sources.list.d/mongodb-org-4.0.l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l ( Cont. )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Reload local package database</text:p>
                <text:p><text:span text:style-name="T1">sudo apt-get update</text:span></text:p>
              </text:list-item>
              <text:list-item>
                <text:p>Install the MongoDB packages</text:p>
                <text:p><text:span text:style-name="T1">sudo apt-get install -y mongodb-org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reating Database</text:p>
          </draw:text-box>
        </draw:frame>
        <draw:frame presentation:style-name="pr5" draw:layer="layout" svg:width="25.5cm" svg:height="13cm" svg:x="0.254cm" svg:y="4.318cm" presentation:class="outline" presentation:user-transformed="true">
          <draw:text-box>
            <text:list text:style-name="L4">
              <text:list-header>
                <text:p><text:span text:style-name="T1">use &lt;database name&gt;</text:span></text:p>
                <text:p><text:span text:style-name="T1">db.createCollections(name,options)</text:span></text:p>
                <text:p><text:span text:style-name="T1">Options</text:span></text:p>
              </text:list-header>
            </text:list>
          </draw:text-box>
        </draw:frame>
        <draw:frame draw:style-name="standard" draw:layer="layout" svg:width="26.115cm" svg:height="8.758cm" svg:x="0.487cm" svg:y="8.7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Field</text:p>
              </table:table-cell>
              <table:table-cell>
                <text:p text:style-name="P2">Type</text:p>
              </table:table-cell>
              <table:table-cell>
                <text:p text:style-name="P2">Description</text:p>
              </table:table-cell>
            </table:table-row>
            <table:table-row table:style-name="ro2" table:default-cell-style-name="gray2">
              <table:table-cell>
                <text:p>capped</text:p>
              </table:table-cell>
              <table:table-cell>
                <text:p>Boolean</text:p>
              </table:table-cell>
              <table:table-cell>
                <text:p>If true then collection is limited in size. i.e., Number of documents that could be stored in the collection is limited.<text:tab/></text:p>
              </table:table-cell>
            </table:table-row>
            <table:table-row table:style-name="ro3" table:default-cell-style-name="gray1">
              <table:table-cell>
                <text:p>autoIndexId</text:p>
              </table:table-cell>
              <table:table-cell>
                <text:p>Boolean</text:p>
              </table:table-cell>
              <table:table-cell>
                <text:p>[depreciated]</text:p>
              </table:table-cell>
            </table:table-row>
            <table:table-row table:style-name="ro3" table:default-cell-style-name="gray2">
              <table:table-cell>
                <text:p>size</text:p>
              </table:table-cell>
              <table:table-cell>
                <text:p>Number</text:p>
              </table:table-cell>
              <table:table-cell>
                <text:p>Size of Collection in Bytes</text:p>
              </table:table-cell>
            </table:table-row>
            <table:table-row table:style-name="ro4" table:default-cell-style-name="gray1">
              <table:table-cell>
                <text:p>max</text:p>
              </table:table-cell>
              <table:table-cell>
                <text:p>Number</text:p>
              </table:table-cell>
              <table:table-cell>
                <text:p>Number of MongoDB Documents that could be stored in the collec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how a list of collec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 text:style-name="P3">list all the collections in the MongoDB</text:p>
              </text:list-item>
            </text:list>
            <text:list text:style-name="L6">
              <text:list-item>
                <text:p><text:span text:style-name="T1">show collections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3:35:17.398178315</meta:creation-date>
    <meta:editing-duration>PT7M24S</meta:editing-duration>
    <meta:editing-cycles>3</meta:editing-cycles>
    <meta:generator>LibreOffice/6.0.7.3$Linux_X86_64 LibreOffice_project/00m0$Build-3</meta:generator>
    <dc:title>Alizarin</dc:title>
    <dc:date>2019-05-13T14:14:22.066860921</dc:date>
    <meta:document-statistic meta:object-count="62"/>
  </office:meta>
</office:document-meta>
</file>